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2014-10-09-14-22-00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2-1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2-23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2-53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3-38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3-50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4-38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5-0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5-36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5-5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6-20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6-49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7-33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7-44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8-0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8-2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8-34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8-49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9-0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29-39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0-09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0-2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0-3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0-4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0-59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1-24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1-3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1-47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1-5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2-17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2-28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2-40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3-05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3-13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3-37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3-5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4-1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4-37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4-53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5-03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5-26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5-58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6-31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6-36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6-58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7-14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7-30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7-37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38-04</text:p>
          </table:table-cell>
          <table:table-cell office:value-type="string" calcext:value-type="string">
            <text:p>3e61c710-f035-4dbd-8d03-aa796c1ce8c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3-46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4-25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4-35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5-0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5-33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5-59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6-31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6-5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7-23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7-39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7-5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8-01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8-15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8-3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8-44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9-0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9-16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9-34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49-54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0-1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0-30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0-39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1-39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1-47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1-58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2-43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4-05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4-26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4-41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4-58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5-46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5-57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6-38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7-14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8-15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1-10-58-55</text:p>
          </table:table-cell>
          <table:table-cell office:value-type="string" calcext:value-type="string">
            <text:p>40088f11-59e8-485c-bb06-f2467a2eb0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33-03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34-56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38-0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43-52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48-1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49-04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49-22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49-44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49-5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0-02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0-34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0-50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0-53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0-56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1-13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1-20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3-20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7-52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4-58-3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01-2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09-34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09-3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09-48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0-28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0-3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0-39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0-51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0-54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0-5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1-08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1-12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1-2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1-30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1-48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1-5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10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1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20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27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31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3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43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2-58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3-09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3-15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3-26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3-33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06-15-13-49</text:p>
          </table:table-cell>
          <table:table-cell office:value-type="string" calcext:value-type="string">
            <text:p>4fb19a30-d03b-4ddd-ba1b-fe9ee9498b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1-21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2-54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3-44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3-58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4-09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6-01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7-50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8-41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38-52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41-22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41-38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45-27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45-34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46-51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4-13-47-26</text:p>
          </table:table-cell>
          <table:table-cell office:value-type="string" calcext:value-type="string">
            <text:p>6da34565-2d21-4917-87bd-68deaf78a58a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3-0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3-47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5-50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6-16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6-44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7-57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8-17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8-26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38-38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0-55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1-10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1-54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2-03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4-15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4-2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4-41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5-3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7-00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8-0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8-1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49-14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0-33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1-01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3-02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5-03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5-1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5-49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6-17-13-56-07</text:p>
          </table:table-cell>
          <table:table-cell office:value-type="string" calcext:value-type="string">
            <text:p>757cf316-c655-4ff4-8a7b-750f00b18a2f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47-52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48-08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48-15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48-2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48-3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49-38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1-08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1-17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1-32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2-01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2-19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2-3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2-50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3-50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4-07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5-25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5-3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5-50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6-08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6-34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7-41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7-53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8-14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8-31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8-40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9-22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4-59-44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0-01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0-19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0-54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1-09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1-24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2-50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3-2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4-05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4-08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4-11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4-22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5-24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5-32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5-42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5-4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6-39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09-15-07-06</text:p>
          </table:table-cell>
          <table:table-cell office:value-type="string" calcext:value-type="string">
            <text:p>89c1aac7-03d8-46b3-b9a4-ecca80261c9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13-26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17-37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23-40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25-29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26-21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27-34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0-05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3-04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3-40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4-59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5-51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6-13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28-10-37-17</text:p>
          </table:table-cell>
          <table:table-cell office:value-type="string" calcext:value-type="string">
            <text:p>92a49259-42fb-452e-94d4-bc73f42f1e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4-26-40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7-06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7-1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7-22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8-03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8-1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8-43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9-2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9-3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9-4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29-5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0-1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0-46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0-56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1-2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2-2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2-32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2-4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2-4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3-1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3-3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4-30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4-4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5-4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6-1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6-3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6-3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6-5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7-2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7-3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7-44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7-5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8-4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8-5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9-1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9-33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39-54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0-36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0-4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1-21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1-39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1-4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2-0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2-1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2-2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2-36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2-57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3-0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3-2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3-33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4-06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4-19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4-38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5-23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5-02-09-14-45-35</text:p>
          </table:table-cell>
          <table:table-cell office:value-type="string" calcext:value-type="string">
            <text:p>86252e62-7833-42a0-a3ba-2de16858d30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3-47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4-08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4-29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4-47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5-22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6-53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46-59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50-09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50-44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1-51-37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3-29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5-18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5-27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7-21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8-36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8-39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8-56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09-40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10-04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2-10-55</text:p>
          </table:table-cell>
          <table:table-cell office:value-type="string" calcext:value-type="string">
            <text:p>8b9f9e73-7d00-41f8-9400-9131267f7d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1-48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1-5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2-0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2-2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2-3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2-5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3-0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3-1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3-3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3-4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4-1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4-2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4-3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4-4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5-0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5-1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5-3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5-4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6-0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6-0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6-1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6-2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6-50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7-0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7-1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7-4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7-5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8-11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8-1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8-5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9-0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9-2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09-4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0-0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0-1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0-2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0-3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0-5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1-0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1-1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1-31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1-4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2-1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2-3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2-51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3-1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3-4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4-0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4-2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4-47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5-1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6-38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6-51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7-0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7-1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7-20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7-3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7-51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8-0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8-31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8-4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8-5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9-05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9-19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9-3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9-46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19-52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20-4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21-00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21-13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4-21-34</text:p>
          </table:table-cell>
          <table:table-cell office:value-type="string" calcext:value-type="string">
            <text:p>8d5ea173-9d7f-4a90-a77c-d05319864b4a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27-06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28-33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1-5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2-29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2-37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2-43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2-46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2-50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2-57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3-01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3-08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3-12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3-1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3-21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3-4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16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27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31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46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48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52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4-57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8-01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4-49-00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0-26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2-5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2-58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0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08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1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19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22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26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29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32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44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48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3-54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4-10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4-19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4-25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4-28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4-54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5-11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4-15-05-31</text:p>
          </table:table-cell>
          <table:table-cell office:value-type="string" calcext:value-type="string">
            <text:p>90225a4a-175a-4d3b-8b3e-9f71935189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3-49-40</text:p>
          </table:table-cell>
          <table:table-cell office:value-type="string" calcext:value-type="string">
            <text:p>992828f6-7229-4dbb-911f-82f1c6e524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3-50-00</text:p>
          </table:table-cell>
          <table:table-cell office:value-type="string" calcext:value-type="string">
            <text:p>992828f6-7229-4dbb-911f-82f1c6e524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3-52-17</text:p>
          </table:table-cell>
          <table:table-cell office:value-type="string" calcext:value-type="string">
            <text:p>992828f6-7229-4dbb-911f-82f1c6e524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3-52-53</text:p>
          </table:table-cell>
          <table:table-cell office:value-type="string" calcext:value-type="string">
            <text:p>992828f6-7229-4dbb-911f-82f1c6e524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4-11-38</text:p>
          </table:table-cell>
          <table:table-cell office:value-type="string" calcext:value-type="string">
            <text:p>992828f6-7229-4dbb-911f-82f1c6e524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4-11-45</text:p>
          </table:table-cell>
          <table:table-cell office:value-type="string" calcext:value-type="string">
            <text:p>992828f6-7229-4dbb-911f-82f1c6e524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02-18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05-32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06-53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07-36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18-03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18-29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19-10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5-10-19-56</text:p>
          </table:table-cell>
          <table:table-cell office:value-type="string" calcext:value-type="string">
            <text:p>a35625c5-fb07-40f9-9e6a-d7f256694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6-37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6-48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6-55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7-10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7-22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7-34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7-43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7-59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8-09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8-19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8-25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8-31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8-37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8-49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00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11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18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24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34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48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39-54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0-03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0-18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0-35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0-51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1-04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1-18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8-15-41-34</text:p>
          </table:table-cell>
          <table:table-cell office:value-type="string" calcext:value-type="string">
            <text:p>b3134d50-9b41-43f5-bd60-467eadae59d1</text:p>
          </table:table-cell>
          <table:table-cell office:value-type="string" calcext:value-type="string">
            <text:p>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7:36:25.904022138</meta:creation-date>
    <dc:date>2020-07-30T18:18:30.991139358</dc:date>
    <meta:editing-duration>PT42M3S</meta:editing-duration>
    <meta:editing-cycles>4</meta:editing-cycles>
    <meta:generator>LibreOffice/6.3.5.2$Linux_X86_64 LibreOffice_project/30$Build-2</meta:generator>
    <meta:document-statistic meta:table-count="1" meta:cell-count="1401" meta:object-count="0"/>
  </office:meta>
</office:document-meta>
</file>